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d9eb0"/>
    </style:style>
    <style:style style:name="P4"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d9eb0" style:font-size-asian="13pt" style:font-style-asian="italic" style:font-weight-asian="bold" style:font-size-complex="13pt" style:font-style-complex="italic" style:font-weight-complex="bold"/>
    </style:style>
    <style:style style:name="P5" style:family="paragraph" style:parent-style-name="Normal">
      <style:text-properties officeooo:paragraph-rsid="003d9eb0"/>
    </style:style>
    <style:style style:name="P6" style:family="paragraph" style:parent-style-name="Heading_20_1" style:master-page-name="MP0">
      <style:paragraph-properties style:page-number="auto" fo:break-before="page"/>
      <style:text-properties officeooo:rsid="0036a6d5" officeooo:paragraph-rsid="003d9eb0"/>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fo:font-style="italic" officeooo:rsid="0042c42b" style:font-style-asian="italic" style:font-style-complex="italic"/>
    </style:style>
    <style:style style:name="T5" style:family="text">
      <style:text-properties officeooo:rsid="0038caf3"/>
    </style:style>
    <style:style style:name="T6" style:family="text">
      <style:text-properties officeooo:rsid="0039429a"/>
    </style:style>
    <style:style style:name="T7" style:family="text">
      <style:text-properties officeooo:rsid="003a90d9"/>
    </style:style>
    <style:style style:name="T8" style:family="text">
      <style:text-properties officeooo:rsid="003ee689"/>
    </style:style>
    <style:style style:name="T9" style:family="text">
      <style:text-properties officeooo:rsid="004137e8"/>
    </style:style>
    <style:style style:name="T10" style:family="text">
      <style:text-properties officeooo:rsid="00425d02"/>
    </style:style>
    <style:style style:name="T11" style:family="text">
      <style:text-properties officeooo:rsid="004386da"/>
    </style:style>
    <style:style style:name="T12" style:family="text">
      <style:text-properties officeooo:rsid="0043ab45"/>
    </style:style>
    <style:style style:name="T13" style:family="text">
      <style:text-properties officeooo:rsid="00441c02"/>
    </style:style>
    <style:style style:name="T14" style:family="text">
      <style:text-properties officeooo:rsid="0044c0a3"/>
    </style:style>
    <style:style style:name="T15" style:family="text">
      <style:text-properties officeooo:rsid="003f1ae6"/>
    </style:style>
    <style:style style:name="T16" style:family="text">
      <style:text-properties officeooo:rsid="003f7cd7"/>
    </style:style>
    <style:style style:name="T17" style:family="text">
      <style:text-properties officeooo:rsid="0042c42b"/>
    </style:style>
    <style:style style:name="T18" style:family="text">
      <style:text-properties officeooo:rsid="00430578"/>
    </style:style>
    <style:style style:name="T19" style:family="text">
      <style:text-properties officeooo:rsid="00446d93"/>
    </style:style>
    <style:style style:name="T20" style:family="text">
      <style:text-properties officeooo:rsid="0044dbce"/>
    </style:style>
    <style:style style:name="T21" style:family="text">
      <style:text-properties officeooo:rsid="0044df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n the True Length of Arms</text:h>
      <text:p text:style-name="P5"/>
      <text:p text:style-name="P3">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3">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text:span text:style-name="T15">membership </text:span>records had gone up in a flash fire in WiM 814.</text:p>
      <text:p text:style-name="P3">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ext:span text:style-name="T20">thousand</text:span>-year period, making the Rhubent Arm an increasingly meaningless unit of measurement. </text:p>
      <text:p text:style-name="P3">Although many wizards came forth at once to hotly contest the insinuation they had become smaller than their predecessors of yore <text:span text:style-name="T8">in any respect</text:span>,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3">Of course, all the measurements on record pertaining to the man were naturally given in his own units; his right Arm was, <text:span text:style-name="T21">naturally</text:span>, exactly 1 Rhubent Arm long, his left <text:span text:style-name="T5">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3"/>
      <text:p text:style-name="P3"><text:soft-page-break/><text:span text:style-name="T6">With e</text:span>ach generation, more wizards became astute to this observation, but it wasn’t until Crumpt’s paper lit the match beneath the political firestorm that was the <text:span text:style-name="T3">Elder Steering Committee for the Redefinition of the Arm</text:span> – which met almost <text:span text:style-name="T16">bi-</text:span>weekly from WoM 213 to WoM 219 –<text:span text:style-name="T6"> </text:span>that <text:span text:style-name="T9">an attempt was made to officially retire </text:span>the old Arm, and <text:span text:style-name="T9">launch </text:span>another contest <text:span text:style-name="T9">in order</text:span> to find a new one. </text:p>
      <text:p text:style-name="P3">This <text:span text:style-name="T10">new </text:span>calibration arm was finally found in 222, attached to Bettanie Estherflutters, a Witch from Turnip Patch <text:span text:style-name="T11">(</text:span>when it was still called that<text:span text:style-name="T11">)</text:span>. Estherflutters <text:span text:style-name="T11">had </text:span>officially registered as a Hedge Wizard in 212, and then spent the better part of the next decade magically transforming her own form to attain compellingly average measurements <text:span text:style-name="T7">(</text:span>with stunning success, if such a thing can be said<text:span text:style-name="T7">)</text:span>.</text:p>
      <text:p text:style-name="P3">Interestingly, the Knuckle, Nose and Whisker had not changed much in that time, according to Crumpt’s calculations, so while the <text:span text:style-name="T12">official </text:span>Arm is now Bettanie’s (still alive as of this writing, and therefore permitted to keep her actual arm until that circumstance changes), the other measurements are still attributed to Rhubent.</text:p>
      <text:p text:style-name="P3">Once the Arm became re-calibrated, one can imagine the legwork involved, given how many books, scrolls, tablets and glyphs bearing Arm-based measurements required updating. <text:span text:style-name="T13">As</text:span> the Estherflutter Arm was approximately 2/3rds the length of The Beige’s Arm, every written and spoken measurement suddenly felt larger, to <text:span text:style-name="T13">those</text:span> generation<text:span text:style-name="T13">s</text:span> still accustomed to the old unit. Archways that used to be four Arms high were now, <text:span text:style-name="T14">almost magically it could be said,</text:span> six Arms high, even though <text:span text:style-name="T14">they</text:span> had not observably changed size. </text:p>
      <text:p text:style-name="P3">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the tunnels through it anyhow, <text:span text:style-name="T14">as </text:span>the Mountain’s own dedications and intentions are another matter entirely) to the pursuit of magical thinking. That is what was going on, and still is.</text:p>
      <text:p text:style-name="P3">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3"/>
      <text:p text:style-name="P3"><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3">The Booknyrds had the much, much harder task of locating, cataloguing, repairing, un-shelving, <text:span text:style-name="T14">shipping, receiving,</text:span> and re-shelving each book as it was put through this process. The dust clouds produced by this mass-mov<text:span text:style-name="T14">ement</text:span> of material alone nearly killed one <text:span text:style-name="T14">elder</text:span> <text:span text:style-name="T14">(not to be named) </text:span>cursed with famously weak lungs, and required a three-fold cleaning staff increase for the better part of a year. Much of the <text:span text:style-name="T14">unclaimed </text:span>dust eventually collected somewhere below the eighth level <text:span text:style-name="T17">(it is believed)</text:span> where odd, downwardly flowing air currents would often claim scraps of discarded paper, airborne particles, and the occasional unwary insect, drawing them into whatever <text:span text:style-name="T17">fate </text:span>awaited them below.</text:p>
      <text:p text:style-name="P3"><text:span text:style-name="T3">The </text:span><text:span text:style-name="T4">Great </text:span><text:span text:style-name="T3">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3">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text:span text:style-name="T18">significant</text:span> structural rewrites. </text:p>
      <text:p text:style-name="P3">This is about the time the first Booknyrd got the idea to go on strike, <text:span text:style-name="T19">which is, of course, another subject entirely.</text:span></text:p>
      <text:p text:style-name="P4">-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6T16:36:48.413000000</dc:date>
    <meta:editing-cycles>35</meta:editing-cycles>
    <meta:editing-duration>PT2H1M32S</meta:editing-duration>
    <meta:document-statistic meta:table-count="0" meta:image-count="0" meta:object-count="0" meta:page-count="3" meta:paragraph-count="20" meta:word-count="1166" meta:character-count="7213" meta:non-whitespace-character-count="6053"/>
    <meta:template xlink:type="simple" xlink:actuate="onRequest" xlink:title="" xlink:href="Normal"/>
  </office:meta>
</office:document-meta>
</file>